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 fo:background-color="transparent"/>
      <style:text-properties officeooo:paragraph-rsid="0005684d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 style:list-style-name="L1">
      <loext:graphic-properties draw:fill="none"/>
      <style:paragraph-properties fo:margin-top="0in" fo:margin-bottom="0in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8" style:family="paragraph" style:parent-style-name="Standard" style:list-style-name="L1">
      <loext:graphic-properties draw:fill="none"/>
      <style:paragraph-properties fo:margin-top="0in" fo:margin-bottom="0in" loext:contextual-spacing="false" fo:line-height="200%" fo:text-align="justify" style:justify-single-word="false" fo:background-color="transparent"/>
      <style:text-properties fo:font-style="normal" officeooo:rsid="0005684d" officeooo:paragraph-rsid="0005684d" style:font-style-asian="normal" style:font-style-complex="normal"/>
    </style:style>
    <style:style style:name="P9" style:family="paragraph" style:parent-style-name="Standard" style:list-style-name="L1">
      <loext:graphic-properties draw:fill="none"/>
      <style:paragraph-properties fo:margin-top="0in" fo:margin-bottom="0in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10" style:family="paragraph" style:parent-style-name="Standard" style:list-style-name="L1">
      <loext:graphic-properties draw:fill="none"/>
      <style:paragraph-properties fo:margin-top="0in" fo:margin-bottom="0in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11" style:family="paragraph" style:parent-style-name="Standard">
      <loext:graphic-properties draw:fill="none"/>
      <style:paragraph-properties fo:margin-top="0in" fo:margin-bottom="0in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12" style:family="paragraph" style:parent-style-name="Standard">
      <loext:graphic-properties draw:fill="none"/>
      <style:paragraph-properties fo:margin-top="0in" fo:margin-bottom="0in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13" style:family="paragraph" style:parent-style-name="Standard" style:list-style-name="L4">
      <loext:graphic-properties draw:fill="none"/>
      <style:paragraph-properties fo:margin-top="0in" fo:margin-bottom="0in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5684d"/>
    </style:style>
    <style:style style:name="T5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8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0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11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12" style:family="text">
      <style:text-properties style:font-name="Verdana" fo:font-style="italic" style:text-underline-style="solid" style:text-underline-width="auto" style:text-underline-color="font-color" fo:font-weight="normal" officeooo:rsid="000842f1" style:font-style-asian="italic" style:font-weight-asian="normal" style:font-style-complex="italic" style:font-weight-complex="normal"/>
    </style:style>
    <style:style style:name="T13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14" style:family="text">
      <style:text-properties style:font-name="Verdana" fo:font-weight="normal" style:font-weight-asian="normal" style:font-weight-complex="normal"/>
    </style:style>
    <style:style style:name="T15" style:family="text">
      <style:text-properties style:font-name="Verdana" fo:font-weight="normal" officeooo:rsid="00071fbe" style:font-weight-asian="normal" style:font-weight-complex="normal"/>
    </style:style>
    <style:style style:name="T16" style:family="text">
      <style:text-properties style:font-name="Verdana" fo:font-weight="normal" officeooo:rsid="00075d20" style:font-weight-asian="normal" style:font-weight-complex="normal"/>
    </style:style>
    <style:style style:name="T17" style:family="text">
      <style:text-properties style:font-name="Verdana" fo:font-weight="normal" officeooo:rsid="000842f1" style:font-weight-asian="normal" style:font-weight-complex="normal"/>
    </style:style>
    <style:style style:name="T18" style:family="text">
      <style:text-properties officeooo:rsid="00075d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B III</text:p>
      <text:p text:style-name="P6">ANALISIS DAN PERANCANGAN SISTEM</text:p>
      <text:p text:style-name="P5">3.1 Analisis sistem</text:p>
      <text:p text:style-name="P2">3.1.1 Gambaran Umum Sistem <text:span text:style-name="T2">Library</text:span></text:p>
      <text:p text:style-name="P3"><text:tab/><text:span text:style-name="T1">Library </text:span><text:span text:style-name="T3">yang dibangun merupakan pendukung dari </text:span><text:span text:style-name="T1">framework </text:span><text:span text:style-name="T3">Codeigniter untuk dapat mengakses basis data MongoDB.</text:span></text:p>
      <text:p text:style-name="P1"><text:tab/>Library ini terdiri dari empat buah kelas yang saling terhubung dengan masing-masing kelas tersebut adalah kelas Mongoigniterbase,<text:span text:style-name="T18">mongocursor</text:span> <text:span text:style-name="T4">dan mongocrud.</text:span></text:p>
      <text:p text:style-name="P4"><text:span text:style-name="T6"><text:tab/>Mongoigniterbase merupakan kelas untuk melakukan konfigurasi, koneksi serta perintah </text:span><text:span text:style-name="T9">DDL(Data Definition Language)</text:span><text:span text:style-name="T6"> </text:span><text:span text:style-name="T7">di</text:span><text:span text:style-name="T6"> basis data MongoDB. Kelas mongoigniterbase terdiri dari fungsi-fungsi sebagai baerikut:</text:span></text:p>
      <text:list xml:id="list7414721004248924916" text:style-name="L1">
        <text:list-item>
          <text:p text:style-name="P7"><text:span text:style-name="T5">Fungsi connection_string.</text:span></text:p>
          <text:list>
            <text:list-header>
              <text:p text:style-name="P7"><text:span text:style-name="T5">Fungsi ini </text:span><text:span text:style-name="T7">digunakan</text:span><text:span text:style-name="T5"> untuk melakuakan konfigurasi </text:span><text:span text:style-name="T8">host,username </text:span><text:span text:style-name="T5">dan </text:span><text:span text:style-name="T8">password.</text:span></text:p>
            </text:list-header>
          </text:list>
        </text:list-item>
        <text:list-item>
          <text:p text:style-name="P8"><text:span text:style-name="T14">Fungsi connect.</text:span></text:p>
          <text:list>
            <text:list-header>
              <text:p text:style-name="P9"><text:span text:style-name="T14">Fungsi ini </text:span><text:span text:style-name="T15">digunakan</text:span><text:span text:style-name="T14"> untuk melakukan koneksi ke basis</text:span></text:p>
              <text:p text:style-name="P9"><text:span text:style-name="T14">data MongoDB. </text:span></text:p>
            </text:list-header>
          </text:list>
        </text:list-item>
        <text:list-item>
          <text:p text:style-name="P10"><text:span text:style-name="T14">Fungsi drop_db.</text:span></text:p>
          <text:list>
            <text:list-header>
              <text:p text:style-name="P10"><text:span text:style-name="T14">Fungsi ini digunakan untuk menghapus </text:span><text:span text:style-name="T8">database </text:span><text:span text:style-name="T14">yang telah dibuat sebelumnya.</text:span></text:p>
            </text:list-header>
          </text:list>
        </text:list-item>
      </text:list>
      <text:p text:style-name="P11"><text:span text:style-name="T14"/></text:p>
      <text:list xml:id="list95122045173364" text:continue-numbering="true" text:style-name="L1">
        <text:list-item>
          <text:p text:style-name="P10"><text:soft-page-break/><text:span text:style-name="T14">Fungsi drop_collection.</text:span></text:p>
          <text:list>
            <text:list-header>
              <text:p text:style-name="P10"><text:span text:style-name="T14">Fungsi ini digunakan untuk menghapus </text:span><text:span text:style-name="T8">collection </text:span><text:span text:style-name="T14">beserta </text:span><text:span text:style-name="T8">document </text:span><text:span text:style-name="T14">yang terdapat pada </text:span><text:span text:style-name="T8">collection </text:span><text:span text:style-name="T14">tersebut.</text:span></text:p>
            </text:list-header>
          </text:list>
        </text:list-item>
        <text:list-item>
          <text:p text:style-name="P10"><text:span text:style-name="T14">Fungsi exception.</text:span></text:p>
          <text:list>
            <text:list-header>
              <text:p text:style-name="P10"><text:span text:style-name="T14">Fungsi ini digunakan untuk menangani setiap kesalahan yang terjadi pada sistem </text:span><text:span text:style-name="T8">library.</text:span></text:p>
            </text:list-header>
          </text:list>
        </text:list-item>
        <text:list-item>
          <text:p text:style-name="P10"><text:span text:style-name="T14">Fungsi _clear.</text:span></text:p>
          <text:list>
            <text:list-header>
              <text:p text:style-name="P10"><text:span text:style-name="T14">Saat di panggil fungsi ini akan mengembalikan perintah </text:span><text:span text:style-name="T10">select,update </text:span><text:span text:style-name="T16">dan </text:span><text:span text:style-name="T10">where </text:span><text:span text:style-name="T16">pada kondisi awal.</text:span></text:p>
            </text:list-header>
          </text:list>
        </text:list-item>
      </text:list>
      <text:p text:style-name="P12"><text:span text:style-name="T14"><text:tab/>Kelas selanjutnya yang terdapat pada </text:span><text:span text:style-name="T8">library </text:span><text:span text:style-name="T14">ini yaitu kelas mongocrud,yaitu kelas yang berisi sekumpulan fungsi untuk proses manipulasi data pada basis data MongoDB. </text:span><text:span text:style-name="T17">Kelas mongocrud terdiri dari fungsi-fungsi berikut:</text:span></text:p>
      <text:list xml:id="list4731212835142357281" text:style-name="L4">
        <text:list-item>
          <text:p text:style-name="P13"><text:span text:style-name="T17">Fungsi insert.</text:span></text:p>
          <text:list>
            <text:list-header>
              <text:p text:style-name="P13"><text:span text:style-name="T17">Fungsi ini digunakan untuk melakukan proses pengisian </text:span><text:span text:style-name="T11">document </text:span><text:span text:style-name="T17">ke </text:span><text:span text:style-name="T11">collection.</text:span></text:p>
            </text:list-header>
          </text:list>
        </text:list-item>
        <text:list-item>
          <text:p text:style-name="P13"><text:span text:style-name="T17">Fungsi update.</text:span></text:p>
          <text:list>
            <text:list-header>
              <text:p text:style-name="P13"><text:span text:style-name="T17">Fungsi ini digunakan untuk melakukan proses pengubahan </text:span><text:span text:style-name="T11">document.</text:span></text:p>
            </text:list-header>
          </text:list>
        </text:list-item>
        <text:list-item>
          <text:p text:style-name="P13"><text:span text:style-name="T17">Fungsi delete.</text:span></text:p>
          <text:list>
            <text:list-header>
              <text:p text:style-name="P13"><text:span text:style-name="T17">Fungsi ini digunakan untuk melakukan proses penghapusan </text:span><text:span text:style-name="T13">document</text:span><text:span text:style-name="T17"> 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5937in" fo:margin-bottom="0.7874in" fo:margin-left="1.5417in" fo:margin-right="1.226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1-09T09:51:20.147767504</dc:date>
    <meta:editing-duration>PT28M24S</meta:editing-duration>
    <meta:editing-cycles>3</meta:editing-cycles>
    <meta:generator>LibreOffice/5.0.2.2$Linux_x86 LibreOffice_project/00m0$Build-2</meta:generator>
    <meta:document-statistic meta:table-count="0" meta:image-count="0" meta:object-count="0" meta:page-count="2" meta:paragraph-count="27" meta:word-count="231" meta:character-count="1668" meta:non-whitespace-character-count="1478"/>
  </office:meta>
</office:document-meta>
</file>